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56.55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OBS</text:p>
          </table:table-cell>
          <table:table-cell table:style-name="ce11" office:value-type="string" calcext:value-type="string">
            <text:p>Commen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table:number-columns-repeated="2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/>
          <table:table-cell table:style-name="ce7" office:value-type="string" calcext:value-type="string">
            <text:p>Not Flexibled – high cost per launch</text:p>
          </table:table-cell>
          <table:table-cell table:number-columns-repeated="100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/>
          <table:table-cell table:style-name="ce8" office:value-type="string" calcext:value-type="string">
            <text:p>Not Flexibled 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/>
          <table:table-cell table:style-name="ce9" office:value-type="string" calcext:value-type="string">
            <text:p>Recovery of the both side boosters</text:p>
          </table:table-cell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New Shepard I-M2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.C.E-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Tripulation/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Lançador de cargas no espaço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Ariane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cientific Studies of Kerbin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/00/0000</text:date>, <text:time style:data-style-name="N2" text:time-value="20:30:47.53119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14T20:31:38.422961930</dc:date>
    <meta:editing-duration>PT1H58M32S</meta:editing-duration>
    <meta:editing-cycles>37</meta:editing-cycles>
    <meta:generator>LibreOffice/5.2.7.2$Linux_X86_64 LibreOffice_project/20m0$Build-2</meta:generator>
    <meta:document-statistic meta:table-count="1" meta:cell-count="246" meta:object-count="0"/>
  </office:meta>
</office:document-meta>
</file>